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5c419" officeooo:paragraph-rsid="000751e3"/>
    </style:style>
    <style:style style:name="P2" style:family="paragraph" style:parent-style-name="Heading_20_3">
      <style:text-properties officeooo:rsid="0015c419" officeooo:paragraph-rsid="000751e3"/>
    </style:style>
    <style:style style:name="P3" style:family="paragraph" style:parent-style-name="Heading_20_3">
      <style:text-properties officeooo:paragraph-rsid="000751e3"/>
    </style:style>
    <style:style style:name="P4" style:family="paragraph" style:parent-style-name="Heading_20_3">
      <style:text-properties officeooo:rsid="000751e3" officeooo:paragraph-rsid="000751e3"/>
    </style:style>
    <style:style style:name="P5" style:family="paragraph" style:parent-style-name="Text_20_body">
      <style:text-properties officeooo:rsid="00168b11" officeooo:paragraph-rsid="000751e3"/>
    </style:style>
    <style:style style:name="P6" style:family="paragraph" style:parent-style-name="Text_20_body">
      <style:text-properties fo:font-style="italic" style:text-underline-style="none" officeooo:rsid="0015c419" officeooo:paragraph-rsid="000751e3" style:font-style-asian="italic" style:font-style-complex="italic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officeooo:rsid="00168b11" officeooo:paragraph-rsid="000751e3" style:font-style-asian="italic" style:font-style-complex="italic"/>
    </style:style>
    <style:style style:name="P8" style:family="paragraph" style:parent-style-name="Text_20_body">
      <style:text-properties style:text-underline-style="solid" style:text-underline-width="auto" style:text-underline-color="font-color" officeooo:rsid="0015c419" officeooo:paragraph-rsid="000751e3"/>
    </style:style>
    <style:style style:name="P9" style:family="paragraph" style:parent-style-name="Text_20_body">
      <style:text-properties fo:font-weight="bold" officeooo:rsid="0015c419" officeooo:paragraph-rsid="000751e3" style:font-weight-asian="bold" style:font-weight-complex="bold"/>
    </style:style>
    <style:style style:name="P10" style:family="paragraph" style:parent-style-name="Text_20_body">
      <style:text-properties officeooo:rsid="0015c419" officeooo:paragraph-rsid="000751e3"/>
    </style:style>
    <style:style style:name="P11" style:family="paragraph" style:parent-style-name="Text_20_body">
      <style:text-properties officeooo:rsid="000751e3" officeooo:paragraph-rsid="000751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68b11"/>
    </style:style>
    <style:style style:name="T5" style:family="text">
      <style:text-properties officeooo:rsid="000751e3"/>
    </style:style>
    <style:style style:name="T6" style:family="text">
      <style:text-properties officeooo:rsid="0007b7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ew note (Marine Biology II) – <text:span text:style-name="T5">Goldfish</text:span></text:h>
      <text:p text:style-name="P6">This file was last modified on Wednesday, March 24<text:span text:style-name="T2">th</text:span> 2021 at 2:3<text:span text:style-name="T5">6</text:span> pm</text:p>
      <text:p text:style-name="P8">Part of the new Marine Biology phase (March 23<text:span text:style-name="T2">rd</text:span> 2021-present)</text:p>
      <text:p text:style-name="P9">Marine Biology I: 2011-2015</text:p>
      <text:h text:style-name="P3" text:outline-level="3"><text:span text:style-name="T6">General n</text:span>otes</text:h>
      <text:p text:style-name="P11">Goldfish will attack smaller fish that can fit in their mouth. After about 2-3 hours, the smaller fish learn to hide, but can also be in the open without being attacked</text:p>
      <text:p text:style-name="P11">Goldfish pee a lot more than normal fish, which raises the pH level. This can significantly decrease the chance of a snail surviving in the tank with the goldfish.</text:p>
      <text:h text:style-name="P2" text:outline-level="3">Feeding notes</text:h>
      <text:p text:style-name="P9">Feeding fish</text:p>
      <text:p text:style-name="P10">Make sure to turn the filter off for 15 minutes while the fish eat, so the filter doesn’t get clogged. The fish should only take 3 minutes to finish eating (goldfish, tetra neon, cleaner, snails)</text:p>
      <text:p text:style-name="P11">Most fish food will work, although some fish food may cause diarrhea.</text:p>
      <text:p text:style-name="P11">Goldfish take about 3 minutes to finish eating food</text:p>
      <text:p text:style-name="P11">Goldfish variation: common for white goldfish: 2 red eyes, uncommon for white goldfish: 1 red eye, 1 blue eye</text:p>
      <text:h text:style-name="P4" text:outline-level="3">Life expectancy</text:h>
      <text:p text:style-name="P11">Average goldfish life expectancy: 4-10 years</text:p>
      <text:p text:style-name="P11">Black Moore Goldfish life expectancy: 4-6 years</text:p>
      <text:p text:style-name="P11">Normal (unknown) goldfish life expectancy: 4-10 years</text:p>
      <text:p text:style-name="P11">White goldfish life expectancy: 2-8 years</text:p>
      <text:h text:style-name="P2" text:outline-level="3">File info</text:h>
      <text:p text:style-name="P10">File version: 1 (Wednesday, March 24<text:span text:style-name="T2">th</text:span> 2021 at 2:3<text:span text:style-name="T5">6</text:span> pm)</text:p>
      <text:p text:style-name="P9">File history</text:p>
      <text:p text:style-name="P10">Version 1 (Wednesday, March 24<text:span text:style-name="T2">th</text:span> 2021 at 2:3<text:span text:style-name="T5">6</text:span> pm) <text:span text:style-name="T4">{</text:span></text:p>
      <text:p text:style-name="P7">Changes:</text:p>
      <text:p text:style-name="P10">Started the file</text:p>
      <text:p text:style-name="P10">Added the title section</text:p>
      <text:p text:style-name="P10"><text:soft-page-break/>Added the <text:span text:style-name="T6">general </text:span>notes section</text:p>
      <text:p text:style-name="P10">Added the feeding notes section</text:p>
      <text:p text:style-name="P11">Added the life expectancy section</text:p>
      <text:p text:style-name="P10">Added the file info section</text:p>
      <text:p text:style-name="P5"><text:span text:style-name="T1">No other changes in version 1 </text:span>}</text:p>
      <text:p text:style-name="P5">Version 2 (Coming soon) {</text:p>
      <text:p text:style-name="P7">Changes:</text:p>
      <text:p text:style-name="P5">Coming soon</text:p>
      <text:p text:style-name="P5"><text:span text:style-name="T1">No other changes in version 2 </text:span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31:24.833007780</meta:creation-date>
    <dc:date>2021-03-24T14:36:04.902663819</dc:date>
    <meta:editing-duration>PT4M40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2" meta:paragraph-count="34" meta:word-count="276" meta:character-count="1591" meta:non-whitespace-character-count="1348"/>
  </office:meta>
</office:document-meta>
</file>